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fo:color="#333333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fo:color="#333333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fo:color="#333333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fo:color="#333333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fo:color="#333333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fo:color="#333333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fo:color="#333333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fo:color="#333333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bold" fo:font-family="Calibri" style:font-family-asian="Calibri" style:font-family-complex="Calibri" fo:background-color="transparent" fo:color="#4bacc6" fo:font-style="italic"/>
    </style:style>
    <style:style style:name="T38" style:family="text">
      <style:text-properties fo:font-size="11.00pt" fo:font-weight="bold" fo:font-family="Calibri" style:font-family-asian="Calibri" style:font-family-complex="Calibri" fo:background-color="transparent" fo:color="#4bacc6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fo:color="#333333" fo:font-style="italic"/>
    </style:style>
    <style:style style:name="T41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fo:color="#333333" fo:font-style="italic"/>
    </style:style>
    <style:style style:name="T43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fo:color="#333333" fo:font-style="italic"/>
    </style:style>
    <style:style style:name="T45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fo:color="#333333" fo:font-style="italic"/>
    </style:style>
    <style:style style:name="T47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fo:color="#333333" fo:font-style="italic"/>
    </style:style>
    <style:style style:name="T49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fo:color="#333333" fo:font-style="italic"/>
    </style:style>
    <style:style style:name="T51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fo:color="#333333" fo:font-style="italic"/>
    </style:style>
    <style:style style:name="T53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fo:color="#333333" fo:font-style="italic"/>
    </style:style>
    <style:style style:name="T55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fo:color="#333333" fo:font-style="italic"/>
    </style:style>
    <style:style style:name="T57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fo:color="#333333" fo:font-style="italic"/>
    </style:style>
    <style:style style:name="T59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fo:color="#333333" fo:font-style="italic"/>
    </style:style>
    <style:style style:name="T61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fo:color="#333333" fo:font-style="italic"/>
    </style:style>
    <style:style style:name="T63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fo:color="#333333"/>
    </style:style>
    <style:style style:name="T6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00.00%" fo:text-align="left" fo:margin-right="0.10pt"/>
    </style:style>
    <style:style style:name="P4" style:family="paragraph">
      <style:paragraph-properties fo:line-height="100.00%" fo:text-align="left" fo:margin-right="0.10pt"/>
    </style:style>
    <style:style style:name="P5" style:family="paragraph">
      <style:paragraph-properties fo:line-height="100.00%" fo:text-align="left" fo:margin-right="0.10pt"/>
    </style:style>
    <style:style style:name="P6" style:family="paragraph">
      <style:paragraph-properties fo:line-height="100.00%" fo:text-align="left" fo:margin-right="0.10pt"/>
    </style:style>
    <style:style style:name="P7" style:family="paragraph">
      <style:paragraph-properties fo:line-height="100.00%" fo:text-align="left" fo:margin-right="0.1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00.00%" fo:text-align="left" fo:margin-right="0.10p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/></text:p>
      <text:p text:style-name="P2"><text:span text:style-name="T2">ALGORITHME Tableau données - EXO 20</text:span></text:p>
      <text:p text:style-name="P2"><text:span text:style-name="T3"><text:tab/></text:span><text:span text:style-name="T4">VARIABLE <text:line-break/><text:tab/><text:tab/>ENTIER<text:s text:c="2"/></text:span><text:span text:style-name="T5">n&lt;-10</text:span></text:p>
      <text:p text:style-name="P3"><text:span text:style-name="T5"><text:tab/><text:tab/></text:span><text:span text:style-name="T6">VARIABLES</text:span><text:span text:style-name="T7"><text:line-break/><text:tab/><text:tab/><text:tab/></text:span><text:span text:style-name="T8">ENTIER<text:s/></text:span><text:span text:style-name="T9">i</text:span></text:p>
      <text:p text:style-name="P3"><text:span text:style-name="T9"><text:tab/><text:tab/><text:tab/>int [] tab1</text:span></text:p>
      <text:p text:style-name="P3"><text:span text:style-name="T9"><text:tab/><text:tab/><text:tab/>int[] tab2<text:line-break/><text:tab/><text:tab/><text:tab/><text:line-break/><text:tab/></text:span><text:span text:style-name="T10">DEBUT</text:span><text:span text:style-name="T11"><text:tab/><text:line-break/><text:tab/></text:span></text:p>
      <text:p text:style-name="P3"><text:span text:style-name="T11"><text:tab/><text:tab/></text:span><text:span text:style-name="T12">POUR<text:s text:c="3"/></text:span><text:span text:style-name="T13">i allant de 0 à n-1<text:s text:c="2"/></text:span><text:span text:style-name="T14">ALORS<text:s text:c="2"/>FAIRE</text:span><text:span text:style-name="T15"/></text:p>
      <text:p text:style-name="P4"><text:span text:style-name="T15"><text:tab/><text:tab/><text:tab/></text:span><text:span text:style-name="T16">ECRIRE<text:s/></text:span><text:span text:style-name="T17">("Saisissez un nombre :"<text:tab/>)<text:tab/></text:span><text:span text:style-name="T18"/></text:p>
      <text:p text:style-name="P4"><text:span text:style-name="T18"><text:tab/><text:tab/><text:tab/>LIRE<text:s/></text:span><text:span text:style-name="T19">(tab[i])</text:span></text:p>
      <text:p text:style-name="P4"><text:span text:style-name="T19"/></text:p>
      <text:p text:style-name="P5"><text:span text:style-name="T20"/></text:p>
      <text:p text:style-name="P5"><text:span text:style-name="T20"><text:tab/><text:tab/></text:span><text:span text:style-name="T21">FIN_POUR</text:span><text:span text:style-name="T22"/></text:p>
      <text:p text:style-name="P6"><text:span text:style-name="T22"><text:tab/><text:tab/></text:span><text:span text:style-name="T23"><text:tab/></text:span><text:span text:style-name="T24">POUR<text:s text:c="3"/></text:span><text:span text:style-name="T25">i allant de 0 à n-1-i<text:s text:c="2"/></text:span><text:span text:style-name="T26">ALORS<text:s text:c="2"/>FAIRE</text:span><text:span text:style-name="T27"/></text:p>
      <text:p text:style-name="P6"><text:span text:style-name="T27"><text:tab/><text:tab/><text:tab/></text:span><text:span text:style-name="T28">ECRIRE<text:s/></text:span><text:span text:style-name="T29">("Saisissez un nombre :"<text:tab/>)<text:tab/></text:span><text:span text:style-name="T30"/></text:p>
      <text:p text:style-name="P6"><text:span text:style-name="T30"><text:tab/><text:tab/><text:tab/>LIRE<text:s/></text:span><text:span text:style-name="T31">(tab[i])</text:span></text:p>
      <text:p text:style-name="P6"><text:span text:style-name="T31"/></text:p>
      <text:p text:style-name="P6"><text:span text:style-name="T32"/></text:p>
      <text:p text:style-name="P6"><text:span text:style-name="T32"><text:tab/><text:tab/></text:span><text:span text:style-name="T33">FIN_POUR</text:span><text:span text:style-name="T34"/></text:p>
      <text:p text:style-name="P7"><text:span text:style-name="T35"/></text:p>
      <text:p text:style-name="P8"><text:span text:style-name="T35"><text:tab/></text:span><text:span text:style-name="T36">FIN </text:span></text:p>
      <text:p text:style-name="P8"><text:span text:style-name="T36"/></text:p>
      <text:p text:style-name="P8"><text:span text:style-name="T36"/></text:p>
      <text:p text:style-name="P8"><text:span text:style-name="T37">CORRECTION :</text:span></text:p>
      <text:p text:style-name="P8"><text:span text:style-name="T38"/></text:p>
      <text:p text:style-name="P8"><text:span text:style-name="T39">CONTANTES<text:line-break/><text:tab/>ENTIER<text:s/></text:span><text:span text:style-name="T40">: n &lt;- 10</text:span></text:p>
      <text:p text:style-name="P8"><text:span text:style-name="T41">VARIABLES<text:line-break/><text:tab/>ENTIER : i<text:line-break/><text:tab/>tableau de ENTIER:<text:s/></text:span><text:span text:style-name="T42">tab1[n], tab2[n]</text:span></text:p>
      <text:p text:style-name="P9"><text:span text:style-name="T43">DEBUT</text:span><text:span text:style-name="T44"><text:tab/><text:line-break/><text:tab/></text:span></text:p>
      <text:p text:style-name="P9"><text:span text:style-name="T44"><text:tab/><text:tab/></text:span><text:span text:style-name="T45">POUR<text:s/></text:span><text:span text:style-name="T46">i allant de 0 à n-1<text:s/></text:span><text:span text:style-name="T47">FAIRE</text:span><text:span text:style-name="T48"/></text:p>
      <text:p text:style-name="P9"><text:span text:style-name="T48"><text:tab/><text:tab/><text:tab/></text:span><text:span text:style-name="T49">ECRIRE<text:s/></text:span><text:span text:style-name="T50">("Saissisez un nombre :"<text:tab/>)<text:tab/></text:span><text:span text:style-name="T51"/></text:p>
      <text:p text:style-name="P9"><text:span text:style-name="T51"><text:tab/><text:tab/><text:tab/>LIRE<text:s/></text:span><text:span text:style-name="T52">tab1[i]</text:span></text:p>
      <text:p text:style-name="P9"><text:span text:style-name="T52"><text:tab/><text:tab/></text:span><text:span text:style-name="T53">FIN_POUR</text:span></text:p>
      <text:p text:style-name="P9"><text:span text:style-name="T54"><text:tab/><text:tab/><text:line-break/><text:tab/><text:tab/></text:span></text:p>
      <text:p text:style-name="P9"><text:span text:style-name="T54"><text:tab/><text:tab/></text:span><text:span text:style-name="T55">POUR<text:s/></text:span><text:span text:style-name="T56">i allant de 0 à n-1<text:s/></text:span><text:span text:style-name="T57">FAIRE</text:span><text:span text:style-name="T58"><text:line-break/><text:tab/><text:tab/><text:tab/>tab2[i] &lt;- tab1[n-i-1]</text:span></text:p>
      <text:p text:style-name="P9"><text:span text:style-name="T58"><text:tab/><text:tab/></text:span><text:span text:style-name="T59">FIN_POUR</text:span><text:span text:style-name="T60"/></text:p>
      <text:p text:style-name="P9"><text:span text:style-name="T60"><text:tab/><text:tab/></text:span></text:p>
      <text:p text:style-name="P9"><text:span text:style-name="T60"><text:tab/><text:tab/></text:span><text:span text:style-name="T61">ECRIRE<text:s/></text:span><text:span text:style-name="T62">( +tab2[i]<text:s text:c="2"/>+ tab1[i] );</text:span></text:p>
      <text:p text:style-name="P9"><text:span text:style-name="T62"><text:tab/></text:span></text:p>
      <text:p text:style-name="P10"><text:span text:style-name="T62"><text:tab/></text:span><text:span text:style-name="T63">FIN </text:span></text:p>
      <text:p text:style-name="P11"><text:span text:style-name="T64"/></text:p>
      <text:p text:style-name="P11"><text:span text:style-name="T6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